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harmac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107</text:p>
          </table:table-cell>
          <table:table-cell office:value-type="string" table:style-name="ce1">
            <text:p>Jamia Hamdard</text:p>
          </table:table-cell>
          <table:table-cell office:value-type="float" office:value="78.180000000000007" table:style-name="ce1">
            <text:p>78.18</text:p>
          </table:table-cell>
          <table:table-cell office:value-type="float" office:value="85.18" table:style-name="ce1">
            <text:p>85.18</text:p>
          </table:table-cell>
          <table:table-cell office:value-type="float" office:value="80.849999999999994" table:style-name="ce1">
            <text:p>80.85</text:p>
          </table:table-cell>
          <table:table-cell office:value-type="float" office:value="57.65" table:style-name="ce1">
            <text:p>57.65</text:p>
          </table:table-cell>
          <table:table-cell office:value-type="float" office:value="95.7" table:style-name="ce1">
            <text:p>95.7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078</text:p>
          </table:table-cell>
          <table:table-cell office:value-type="string" table:style-name="ce1">
            <text:p>Panjab University</text:p>
          </table:table-cell>
          <table:table-cell office:value-type="float" office:value="76.05" table:style-name="ce1">
            <text:p>76.05</text:p>
          </table:table-cell>
          <table:table-cell office:value-type="float" office:value="83.43" table:style-name="ce1">
            <text:p>83.43</text:p>
          </table:table-cell>
          <table:table-cell office:value-type="float" office:value="76.47" table:style-name="ce1">
            <text:p>76.47</text:p>
          </table:table-cell>
          <table:table-cell office:value-type="float" office:value="71.53" table:style-name="ce1">
            <text:p>71.53</text:p>
          </table:table-cell>
          <table:table-cell office:value-type="float" office:value="95.05" table:style-name="ce1">
            <text:p>95.05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80</text:p>
          </table:table-cell>
          <table:table-cell office:value-type="string" table:style-name="ce1">
            <text:p>National Institute of Pharmaceutical Education and Research Mohali</text:p>
          </table:table-cell>
          <table:table-cell office:value-type="float" office:value="79.78" table:style-name="ce1">
            <text:p>79.78</text:p>
          </table:table-cell>
          <table:table-cell office:value-type="float" office:value="61.99" table:style-name="ce1">
            <text:p>61.99</text:p>
          </table:table-cell>
          <table:table-cell office:value-type="float" office:value="79.53" table:style-name="ce1">
            <text:p>79.53</text:p>
          </table:table-cell>
          <table:table-cell office:value-type="float" office:value="62.88" table:style-name="ce1">
            <text:p>62.8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ohali</text:p>
          </table:table-cell>
          <table:table-cell office:value-type="string" table:style-name="ce1">
            <text:p>Punjab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08</text:p>
          </table:table-cell>
          <table:table-cell office:value-type="string" table:style-name="ce1">
            <text:p>Institute of Chemical Technology</text:p>
          </table:table-cell>
          <table:table-cell office:value-type="float" office:value="79.12" table:style-name="ce1">
            <text:p>79.12</text:p>
          </table:table-cell>
          <table:table-cell office:value-type="float" office:value="65.11" table:style-name="ce1">
            <text:p>65.11</text:p>
          </table:table-cell>
          <table:table-cell office:value-type="float" office:value="86.13" table:style-name="ce1">
            <text:p>86.13</text:p>
          </table:table-cell>
          <table:table-cell office:value-type="float" office:value="53.79" table:style-name="ce1">
            <text:p>53.79</text:p>
          </table:table-cell>
          <table:table-cell office:value-type="float" office:value="86.32" table:style-name="ce1">
            <text:p>86.32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077</text:p>
          </table:table-cell>
          <table:table-cell office:value-type="string" table:style-name="ce1">
            <text:p>National Institute of Pharmaceutical Education and Research Hyderabad</text:p>
          </table:table-cell>
          <table:table-cell office:value-type="float" office:value="81.75" table:style-name="ce1">
            <text:p>81.75</text:p>
          </table:table-cell>
          <table:table-cell office:value-type="float" office:value="57.7" table:style-name="ce1">
            <text:p>57.7</text:p>
          </table:table-cell>
          <table:table-cell office:value-type="float" office:value="87.19" table:style-name="ce1">
            <text:p>87.19</text:p>
          </table:table-cell>
          <table:table-cell office:value-type="float" office:value="65.180000000000007" table:style-name="ce1">
            <text:p>65.18</text:p>
          </table:table-cell>
          <table:table-cell office:value-type="float" office:value="80.23" table:style-name="ce1">
            <text:p>80.23</text:p>
          </table:table-cell>
          <table:table-cell office:value-type="string" table:style-name="ce1">
            <text:p>Hyderabad</text:p>
          </table:table-cell>
          <table:table-cell office:value-type="string" table:style-name="ce1">
            <text:p>Telangana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91</text:p>
          </table:table-cell>
          <table:table-cell office:value-type="string" table:style-name="ce1">
            <text:p>Birla Institute of Technology <text:s text:c="2"/>Science</text:p>
          </table:table-cell>
          <table:table-cell office:value-type="float" office:value="88.39" table:style-name="ce1">
            <text:p>88.39</text:p>
          </table:table-cell>
          <table:table-cell office:value-type="float" office:value="60.82" table:style-name="ce1">
            <text:p>60.82</text:p>
          </table:table-cell>
          <table:table-cell office:value-type="float" office:value="74.709999999999994" table:style-name="ce1">
            <text:p>74.71</text:p>
          </table:table-cell>
          <table:table-cell office:value-type="float" office:value="67.95" table:style-name="ce1">
            <text:p>67.95</text:p>
          </table:table-cell>
          <table:table-cell office:value-type="float" office:value="64.47" table:style-name="ce1">
            <text:p>64.47</text:p>
          </table:table-cell>
          <table:table-cell office:value-type="string" table:style-name="ce1">
            <text:p>Pilani</text:p>
          </table:table-cell>
          <table:table-cell office:value-type="string" table:style-name="ce1">
            <text:p>Rajasthan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7249</text:p>
          </table:table-cell>
          <table:table-cell office:value-type="string" table:style-name="ce1">
            <text:p>Manipal College of Pharmaceutical Sciences</text:p>
          </table:table-cell>
          <table:table-cell office:value-type="float" office:value="77.239999999999995" table:style-name="ce1">
            <text:p>77.24</text:p>
          </table:table-cell>
          <table:table-cell office:value-type="float" office:value="44.74" table:style-name="ce1">
            <text:p>44.74</text:p>
          </table:table-cell>
          <table:table-cell office:value-type="float" office:value="73.25" table:style-name="ce1">
            <text:p>73.25</text:p>
          </table:table-cell>
          <table:table-cell office:value-type="float" office:value="68.83" table:style-name="ce1">
            <text:p>68.83</text:p>
          </table:table-cell>
          <table:table-cell office:value-type="float" office:value="93.03" table:style-name="ce1">
            <text:p>93.03</text:p>
          </table:table-cell>
          <table:table-cell office:value-type="string" table:style-name="ce1">
            <text:p>Udupi</text:p>
          </table:table-cell>
          <table:table-cell office:value-type="string" table:style-name="ce1">
            <text:p>Karnataka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N-14</text:p>
          </table:table-cell>
          <table:table-cell office:value-type="string" table:style-name="ce1">
            <text:p>National Institute of Pharmaceutical Education and Research Ahmedabad</text:p>
          </table:table-cell>
          <table:table-cell office:value-type="float" office:value="84.97" table:style-name="ce1">
            <text:p>84.97</text:p>
          </table:table-cell>
          <table:table-cell office:value-type="float" office:value="39.56" table:style-name="ce1">
            <text:p>39.56</text:p>
          </table:table-cell>
          <table:table-cell office:value-type="float" office:value="76.69" table:style-name="ce1">
            <text:p>76.69</text:p>
          </table:table-cell>
          <table:table-cell office:value-type="float" office:value="66.33" table:style-name="ce1">
            <text:p>66.33</text:p>
          </table:table-cell>
          <table:table-cell office:value-type="float" office:value="63.08" table:style-name="ce1">
            <text:p>63.08</text:p>
          </table:table-cell>
          <table:table-cell office:value-type="string" table:style-name="ce1">
            <text:p>Gandhinagar</text:p>
          </table:table-cell>
          <table:table-cell office:value-type="string" table:style-name="ce1">
            <text:p>Gujarat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5006</text:p>
          </table:table-cell>
          <table:table-cell office:value-type="string" table:style-name="ce1">
            <text:p>JSS College of Pharmacy</text:p>
          </table:table-cell>
          <table:table-cell office:value-type="float" office:value="77.540000000000006" table:style-name="ce1">
            <text:p>77.54</text:p>
          </table:table-cell>
          <table:table-cell office:value-type="float" office:value="28.53" table:style-name="ce1">
            <text:p>28.53</text:p>
          </table:table-cell>
          <table:table-cell office:value-type="float" office:value="90.2" table:style-name="ce1">
            <text:p>90.2</text:p>
          </table:table-cell>
          <table:table-cell office:value-type="float" office:value="73.650000000000006" table:style-name="ce1">
            <text:p>73.65</text:p>
          </table:table-cell>
          <table:table-cell office:value-type="float" office:value="83.81" table:style-name="ce1">
            <text:p>83.81</text:p>
          </table:table-cell>
          <table:table-cell office:value-type="string" table:style-name="ce1">
            <text:p>Ooty</text:p>
          </table:table-cell>
          <table:table-cell office:value-type="string" table:style-name="ce1">
            <text:p>Tamil Nadu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5007</text:p>
          </table:table-cell>
          <table:table-cell office:value-type="string" table:style-name="ce1">
            <text:p>JSS College of Pharmacy</text:p>
          </table:table-cell>
          <table:table-cell office:value-type="float" office:value="76.16" table:style-name="ce1">
            <text:p>76.16</text:p>
          </table:table-cell>
          <table:table-cell office:value-type="float" office:value="28.41" table:style-name="ce1">
            <text:p>28.41</text:p>
          </table:table-cell>
          <table:table-cell office:value-type="float" office:value="82.33" table:style-name="ce1">
            <text:p>82.33</text:p>
          </table:table-cell>
          <table:table-cell office:value-type="float" office:value="68.59" table:style-name="ce1">
            <text:p>68.59</text:p>
          </table:table-cell>
          <table:table-cell office:value-type="float" office:value="98.82" table:style-name="ce1">
            <text:p>98.82</text:p>
          </table:table-cell>
          <table:table-cell office:value-type="string" table:style-name="ce1">
            <text:p>Mysore</text:p>
          </table:table-cell>
          <table:table-cell office:value-type="string" table:style-name="ce1">
            <text:p>Karnataka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073</text:p>
          </table:table-cell>
          <table:table-cell office:value-type="string" table:style-name="ce1">
            <text:p>National Institute of Pharmaceutical Education and Research Guwahati</text:p>
          </table:table-cell>
          <table:table-cell office:value-type="float" office:value="84.16" table:style-name="ce1">
            <text:p>84.16</text:p>
          </table:table-cell>
          <table:table-cell office:value-type="float" office:value="30.8" table:style-name="ce1">
            <text:p>30.8</text:p>
          </table:table-cell>
          <table:table-cell office:value-type="float" office:value="70.569999999999993" table:style-name="ce1">
            <text:p>70.57</text:p>
          </table:table-cell>
          <table:table-cell office:value-type="float" office:value="66.680000000000007" table:style-name="ce1">
            <text:p>66.68</text:p>
          </table:table-cell>
          <table:table-cell office:value-type="float" office:value="51.78" table:style-name="ce1">
            <text:p>51.78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Assam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443</text:p>
          </table:table-cell>
          <table:table-cell office:value-type="string" table:style-name="ce1">
            <text:p>Annamalai University</text:p>
          </table:table-cell>
          <table:table-cell office:value-type="float" office:value="72.88" table:style-name="ce1">
            <text:p>72.88</text:p>
          </table:table-cell>
          <table:table-cell office:value-type="float" office:value="52.84" table:style-name="ce1">
            <text:p>52.84</text:p>
          </table:table-cell>
          <table:table-cell office:value-type="float" office:value="67.02" table:style-name="ce1">
            <text:p>67.02</text:p>
          </table:table-cell>
          <table:table-cell office:value-type="float" office:value="37.78" table:style-name="ce1">
            <text:p>37.78</text:p>
          </table:table-cell>
          <table:table-cell office:value-type="float" office:value="49.89" table:style-name="ce1">
            <text:p>49.89</text:p>
          </table:table-cell>
          <table:table-cell office:value-type="string" table:style-name="ce1">
            <text:p>Annamalainagar</text:p>
          </table:table-cell>
          <table:table-cell office:value-type="string" table:style-name="ce1">
            <text:p>Tamil Nadu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N-10</text:p>
          </table:table-cell>
          <table:table-cell office:value-type="string" table:style-name="ce1">
            <text:p>SVKM s Narsee Monjee Institute of Management Studies</text:p>
          </table:table-cell>
          <table:table-cell office:value-type="float" office:value="77.13" table:style-name="ce1">
            <text:p>77.13</text:p>
          </table:table-cell>
          <table:table-cell office:value-type="float" office:value="34.25" table:style-name="ce1">
            <text:p>34.25</text:p>
          </table:table-cell>
          <table:table-cell office:value-type="float" office:value="81.91" table:style-name="ce1">
            <text:p>81.91</text:p>
          </table:table-cell>
          <table:table-cell office:value-type="float" office:value="60.45" table:style-name="ce1">
            <text:p>60.4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143</text:p>
          </table:table-cell>
          <table:table-cell office:value-type="string" table:style-name="ce1">
            <text:p>Maharaja Sayajirao University of Baroda</text:p>
          </table:table-cell>
          <table:table-cell office:value-type="float" office:value="66.72" table:style-name="ce1">
            <text:p>66.72</text:p>
          </table:table-cell>
          <table:table-cell office:value-type="float" office:value="42.86" table:style-name="ce1">
            <text:p>42.86</text:p>
          </table:table-cell>
          <table:table-cell office:value-type="float" office:value="77.34" table:style-name="ce1">
            <text:p>77.34</text:p>
          </table:table-cell>
          <table:table-cell office:value-type="float" office:value="52.01" table:style-name="ce1">
            <text:p>52.01</text:p>
          </table:table-cell>
          <table:table-cell office:value-type="float" office:value="41.3" table:style-name="ce1">
            <text:p>41.3</text:p>
          </table:table-cell>
          <table:table-cell office:value-type="string" table:style-name="ce1">
            <text:p>Vadodara</text:p>
          </table:table-cell>
          <table:table-cell office:value-type="string" table:style-name="ce1">
            <text:p>Gujarat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436</text:p>
          </table:table-cell>
          <table:table-cell office:value-type="string" table:style-name="ce1">
            <text:p>Amrita School of Pharmacy</text:p>
          </table:table-cell>
          <table:table-cell office:value-type="float" office:value="58.11" table:style-name="ce1">
            <text:p>58.11</text:p>
          </table:table-cell>
          <table:table-cell office:value-type="float" office:value="53.78" table:style-name="ce1">
            <text:p>53.78</text:p>
          </table:table-cell>
          <table:table-cell office:value-type="float" office:value="66.3" table:style-name="ce1">
            <text:p>66.3</text:p>
          </table:table-cell>
          <table:table-cell office:value-type="float" office:value="63.83" table:style-name="ce1">
            <text:p>63.83</text:p>
          </table:table-cell>
          <table:table-cell office:value-type="float" office:value="36.24" table:style-name="ce1">
            <text:p>36.24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Kerala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202</text:p>
          </table:table-cell>
          <table:table-cell office:value-type="string" table:style-name="ce1">
            <text:p>Birla Institute of Technology</text:p>
          </table:table-cell>
          <table:table-cell office:value-type="float" office:value="66.3" table:style-name="ce1">
            <text:p>66.3</text:p>
          </table:table-cell>
          <table:table-cell office:value-type="float" office:value="42.3" table:style-name="ce1">
            <text:p>42.3</text:p>
          </table:table-cell>
          <table:table-cell office:value-type="float" office:value="59.38" table:style-name="ce1">
            <text:p>59.38</text:p>
          </table:table-cell>
          <table:table-cell office:value-type="float" office:value="60.42" table:style-name="ce1">
            <text:p>60.42</text:p>
          </table:table-cell>
          <table:table-cell office:value-type="float" office:value="60.15" table:style-name="ce1">
            <text:p>60.15</text:p>
          </table:table-cell>
          <table:table-cell office:value-type="string" table:style-name="ce1">
            <text:p>Ranchi</text:p>
          </table:table-cell>
          <table:table-cell office:value-type="string" table:style-name="ce1">
            <text:p>Jharkhand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146</text:p>
          </table:table-cell>
          <table:table-cell office:value-type="string" table:style-name="ce1">
            <text:p>Nirma University</text:p>
          </table:table-cell>
          <table:table-cell office:value-type="float" office:value="62.01" table:style-name="ce1">
            <text:p>62.01</text:p>
          </table:table-cell>
          <table:table-cell office:value-type="float" office:value="41.58" table:style-name="ce1">
            <text:p>41.58</text:p>
          </table:table-cell>
          <table:table-cell office:value-type="float" office:value="69.739999999999995" table:style-name="ce1">
            <text:p>69.74</text:p>
          </table:table-cell>
          <table:table-cell office:value-type="float" office:value="52.36" table:style-name="ce1">
            <text:p>52.36</text:p>
          </table:table-cell>
          <table:table-cell office:value-type="float" office:value="47.9" table:style-name="ce1">
            <text:p>47.9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Gujarat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N-26</text:p>
          </table:table-cell>
          <table:table-cell office:value-type="string" table:style-name="ce1">
            <text:p>National Institute of Pharmaceutical Education and Research Raebareli</text:p>
          </table:table-cell>
          <table:table-cell office:value-type="float" office:value="83.31" table:style-name="ce1">
            <text:p>83.31</text:p>
          </table:table-cell>
          <table:table-cell office:value-type="float" office:value="30.27" table:style-name="ce1">
            <text:p>30.27</text:p>
          </table:table-cell>
          <table:table-cell office:value-type="float" office:value="53" table:style-name="ce1">
            <text:p>53</text:p>
          </table:table-cell>
          <table:table-cell office:value-type="float" office:value="59.59" table:style-name="ce1">
            <text:p>59.59</text:p>
          </table:table-cell>
          <table:table-cell office:value-type="float" office:value="43.62" table:style-name="ce1">
            <text:p>43.62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473</text:p>
          </table:table-cell>
          <table:table-cell office:value-type="string" table:style-name="ce1">
            <text:p>S <text:s/>R <text:s/>M <text:s/>Institute of Science and Technology</text:p>
          </table:table-cell>
          <table:table-cell office:value-type="float" office:value="59.2" table:style-name="ce1">
            <text:p>59.2</text:p>
          </table:table-cell>
          <table:table-cell office:value-type="float" office:value="57.11" table:style-name="ce1">
            <text:p>57.11</text:p>
          </table:table-cell>
          <table:table-cell office:value-type="float" office:value="51.76" table:style-name="ce1">
            <text:p>51.76</text:p>
          </table:table-cell>
          <table:table-cell office:value-type="float" office:value="50.28" table:style-name="ce1">
            <text:p>50.28</text:p>
          </table:table-cell>
          <table:table-cell office:value-type="float" office:value="45.82" table:style-name="ce1">
            <text:p>45.8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89</text:p>
          </table:table-cell>
          <table:table-cell office:value-type="string" table:style-name="ce1">
            <text:p>Banasthali Vidyapith</text:p>
          </table:table-cell>
          <table:table-cell office:value-type="float" office:value="70.47" table:style-name="ce1">
            <text:p>70.47</text:p>
          </table:table-cell>
          <table:table-cell office:value-type="float" office:value="26.18" table:style-name="ce1">
            <text:p>26.18</text:p>
          </table:table-cell>
          <table:table-cell office:value-type="float" office:value="82.42" table:style-name="ce1">
            <text:p>82.42</text:p>
          </table:table-cell>
          <table:table-cell office:value-type="float" office:value="74.819999999999993" table:style-name="ce1">
            <text:p>74.82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Banasthali</text:p>
          </table:table-cell>
          <table:table-cell office:value-type="string" table:style-name="ce1">
            <text:p>Rajasthan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497</text:p>
          </table:table-cell>
          <table:table-cell office:value-type="string" table:style-name="ce1">
            <text:p>Amity University Noida</text:p>
          </table:table-cell>
          <table:table-cell office:value-type="float" office:value="67.88" table:style-name="ce1">
            <text:p>67.88</text:p>
          </table:table-cell>
          <table:table-cell office:value-type="float" office:value="53.39" table:style-name="ce1">
            <text:p>53.39</text:p>
          </table:table-cell>
          <table:table-cell office:value-type="float" office:value="44.28" table:style-name="ce1">
            <text:p>44.28</text:p>
          </table:table-cell>
          <table:table-cell office:value-type="float" office:value="59.01" table:style-name="ce1">
            <text:p>59.01</text:p>
          </table:table-cell>
          <table:table-cell office:value-type="float" office:value="33.46" table:style-name="ce1">
            <text:p>33.46</text:p>
          </table:table-cell>
          <table:table-cell office:value-type="string" table:style-name="ce1">
            <text:p>Gautam Budh Nagar</text:p>
          </table:table-cell>
          <table:table-cell office:value-type="string" table:style-name="ce1">
            <text:p>Uttar Pradesh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5430</text:p>
          </table:table-cell>
          <table:table-cell office:value-type="string" table:style-name="ce1">
            <text:p>Poona College of Pharmacy <text:s/>Pune</text:p>
          </table:table-cell>
          <table:table-cell office:value-type="float" office:value="64.87" table:style-name="ce1">
            <text:p>64.87</text:p>
          </table:table-cell>
          <table:table-cell office:value-type="float" office:value="28.05" table:style-name="ce1">
            <text:p>28.05</text:p>
          </table:table-cell>
          <table:table-cell office:value-type="float" office:value="72.510000000000005" table:style-name="ce1">
            <text:p>72.51</text:p>
          </table:table-cell>
          <table:table-cell office:value-type="float" office:value="54.85" table:style-name="ce1">
            <text:p>54.85</text:p>
          </table:table-cell>
          <table:table-cell office:value-type="float" office:value="65.819999999999993" table:style-name="ce1">
            <text:p>65.82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83</text:p>
          </table:table-cell>
          <table:table-cell office:value-type="string" table:style-name="ce1">
            <text:p>Punjabi University</text:p>
          </table:table-cell>
          <table:table-cell office:value-type="float" office:value="60.1" table:style-name="ce1">
            <text:p>60.1</text:p>
          </table:table-cell>
          <table:table-cell office:value-type="float" office:value="47" table:style-name="ce1">
            <text:p>47</text:p>
          </table:table-cell>
          <table:table-cell office:value-type="float" office:value="68.05" table:style-name="ce1">
            <text:p>68.05</text:p>
          </table:table-cell>
          <table:table-cell office:value-type="float" office:value="39.71" table:style-name="ce1">
            <text:p>39.71</text:p>
          </table:table-cell>
          <table:table-cell office:value-type="float" office:value="45.82" table:style-name="ce1">
            <text:p>45.82</text:p>
          </table:table-cell>
          <table:table-cell office:value-type="string" table:style-name="ce1">
            <text:p>Patiala</text:p>
          </table:table-cell>
          <table:table-cell office:value-type="string" table:style-name="ce1">
            <text:p>Punjab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3873</text:p>
          </table:table-cell>
          <table:table-cell office:value-type="string" table:style-name="ce1">
            <text:p>Bombay College of Pharmacy</text:p>
          </table:table-cell>
          <table:table-cell office:value-type="float" office:value="72.89" table:style-name="ce1">
            <text:p>72.89</text:p>
          </table:table-cell>
          <table:table-cell office:value-type="float" office:value="22.54" table:style-name="ce1">
            <text:p>22.54</text:p>
          </table:table-cell>
          <table:table-cell office:value-type="float" office:value="59.3" table:style-name="ce1">
            <text:p>59.3</text:p>
          </table:table-cell>
          <table:table-cell office:value-type="float" office:value="53.51" table:style-name="ce1">
            <text:p>53.51</text:p>
          </table:table-cell>
          <table:table-cell office:value-type="float" office:value="75.25" table:style-name="ce1">
            <text:p>75.25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6370</text:p>
          </table:table-cell>
          <table:table-cell office:value-type="string" table:style-name="ce1">
            <text:p>Delhi Institute of Pharmaceutical Sciences <text:s text:c="2"/>Research</text:p>
          </table:table-cell>
          <table:table-cell office:value-type="float" office:value="54.43" table:style-name="ce1">
            <text:p>54.43</text:p>
          </table:table-cell>
          <table:table-cell office:value-type="float" office:value="23.66" table:style-name="ce1">
            <text:p>23.66</text:p>
          </table:table-cell>
          <table:table-cell office:value-type="float" office:value="74.930000000000007" table:style-name="ce1">
            <text:p>74.93</text:p>
          </table:table-cell>
          <table:table-cell office:value-type="float" office:value="56.92" table:style-name="ce1">
            <text:p>56.92</text:p>
          </table:table-cell>
          <table:table-cell office:value-type="float" office:value="80.23" table:style-name="ce1">
            <text:p>80.23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486</text:p>
          </table:table-cell>
          <table:table-cell office:value-type="string" table:style-name="ce1">
            <text:p>Sri Ramachandra Institute of Higher Education And Research</text:p>
          </table:table-cell>
          <table:table-cell office:value-type="float" office:value="68.36" table:style-name="ce1">
            <text:p>68.36</text:p>
          </table:table-cell>
          <table:table-cell office:value-type="float" office:value="28.66" table:style-name="ce1">
            <text:p>28.66</text:p>
          </table:table-cell>
          <table:table-cell office:value-type="float" office:value="64.27" table:style-name="ce1">
            <text:p>64.27</text:p>
          </table:table-cell>
          <table:table-cell office:value-type="float" office:value="52" table:style-name="ce1">
            <text:p>52</text:p>
          </table:table-cell>
          <table:table-cell office:value-type="float" office:value="43.62" table:style-name="ce1">
            <text:p>43.6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072</text:p>
          </table:table-cell>
          <table:table-cell office:value-type="string" table:style-name="ce1">
            <text:p>National Institute of Pharmaceutical Education and Research Kolkata</text:p>
          </table:table-cell>
          <table:table-cell office:value-type="float" office:value="84.16" table:style-name="ce1">
            <text:p>84.16</text:p>
          </table:table-cell>
          <table:table-cell office:value-type="float" office:value="15.25" table:style-name="ce1">
            <text:p>15.25</text:p>
          </table:table-cell>
          <table:table-cell office:value-type="float" office:value="61.81" table:style-name="ce1">
            <text:p>61.81</text:p>
          </table:table-cell>
          <table:table-cell office:value-type="float" office:value="29.98" table:style-name="ce1">
            <text:p>29.98</text:p>
          </table:table-cell>
          <table:table-cell office:value-type="float" office:value="63.08" table:style-name="ce1">
            <text:p>63.08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168</text:p>
          </table:table-cell>
          <table:table-cell office:value-type="string" table:style-name="ce1">
            <text:p>Maharishi Markandeshwar</text:p>
          </table:table-cell>
          <table:table-cell office:value-type="float" office:value="61.05" table:style-name="ce1">
            <text:p>61.05</text:p>
          </table:table-cell>
          <table:table-cell office:value-type="float" office:value="33.46" table:style-name="ce1">
            <text:p>33.46</text:p>
          </table:table-cell>
          <table:table-cell office:value-type="float" office:value="62.92" table:style-name="ce1">
            <text:p>62.92</text:p>
          </table:table-cell>
          <table:table-cell office:value-type="float" office:value="51.91" table:style-name="ce1">
            <text:p>51.91</text:p>
          </table:table-cell>
          <table:table-cell office:value-type="float" office:value="49.89" table:style-name="ce1">
            <text:p>49.89</text:p>
          </table:table-cell>
          <table:table-cell office:value-type="string" table:style-name="ce1">
            <text:p>Ambala</text:p>
          </table:table-cell>
          <table:table-cell office:value-type="string" table:style-name="ce1">
            <text:p>Haryana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79</text:p>
          </table:table-cell>
          <table:table-cell office:value-type="string" table:style-name="ce1">
            <text:p>Lovely Professional University</text:p>
          </table:table-cell>
          <table:table-cell office:value-type="float" office:value="62.85" table:style-name="ce1">
            <text:p>62.85</text:p>
          </table:table-cell>
          <table:table-cell office:value-type="float" office:value="42.93" table:style-name="ce1">
            <text:p>42.93</text:p>
          </table:table-cell>
          <table:table-cell office:value-type="float" office:value="50.95" table:style-name="ce1">
            <text:p>50.95</text:p>
          </table:table-cell>
          <table:table-cell office:value-type="float" office:value="58.07" table:style-name="ce1">
            <text:p>58.07</text:p>
          </table:table-cell>
          <table:table-cell office:value-type="float" office:value="27.27" table:style-name="ce1">
            <text:p>27.27</text:p>
          </table:table-cell>
          <table:table-cell office:value-type="string" table:style-name="ce1">
            <text:p>Phagwara</text:p>
          </table:table-cell>
          <table:table-cell office:value-type="string" table:style-name="ce1">
            <text:p>Punjab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3877</text:p>
          </table:table-cell>
          <table:table-cell office:value-type="string" table:style-name="ce1">
            <text:p>SVKM s Dr <text:s/>Bhanuben Nanavati College of Pharmacy</text:p>
          </table:table-cell>
          <table:table-cell office:value-type="float" office:value="71.55" table:style-name="ce1">
            <text:p>71.55</text:p>
          </table:table-cell>
          <table:table-cell office:value-type="float" office:value="23.01" table:style-name="ce1">
            <text:p>23.01</text:p>
          </table:table-cell>
          <table:table-cell office:value-type="float" office:value="70.38" table:style-name="ce1">
            <text:p>70.38</text:p>
          </table:table-cell>
          <table:table-cell office:value-type="float" office:value="52.48" table:style-name="ce1">
            <text:p>52.48</text:p>
          </table:table-cell>
          <table:table-cell office:value-type="float" office:value="23.79" table:style-name="ce1">
            <text:p>23.79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162</text:p>
          </table:table-cell>
          <table:table-cell office:value-type="string" table:style-name="ce1">
            <text:p>Guru Jambheshwar University of Science and Technology</text:p>
          </table:table-cell>
          <table:table-cell office:value-type="float" office:value="69.08" table:style-name="ce1">
            <text:p>69.08</text:p>
          </table:table-cell>
          <table:table-cell office:value-type="float" office:value="29.6" table:style-name="ce1">
            <text:p>29.6</text:p>
          </table:table-cell>
          <table:table-cell office:value-type="float" office:value="54.62" table:style-name="ce1">
            <text:p>54.62</text:p>
          </table:table-cell>
          <table:table-cell office:value-type="float" office:value="46.26" table:style-name="ce1">
            <text:p>46.26</text:p>
          </table:table-cell>
          <table:table-cell office:value-type="float" office:value="45.82" table:style-name="ce1">
            <text:p>45.82</text:p>
          </table:table-cell>
          <table:table-cell office:value-type="string" table:style-name="ce1">
            <text:p>Hisar</text:p>
          </table:table-cell>
          <table:table-cell office:value-type="string" table:style-name="ce1">
            <text:p>Haryana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10398</text:p>
          </table:table-cell>
          <table:table-cell office:value-type="string" table:style-name="ce1">
            <text:p>I <text:s/>S <text:s/>F <text:s/>College of Pharmacy</text:p>
          </table:table-cell>
          <table:table-cell office:value-type="float" office:value="49.6" table:style-name="ce1">
            <text:p>49.6</text:p>
          </table:table-cell>
          <table:table-cell office:value-type="float" office:value="41.37" table:style-name="ce1">
            <text:p>41.37</text:p>
          </table:table-cell>
          <table:table-cell office:value-type="float" office:value="61.22" table:style-name="ce1">
            <text:p>61.22</text:p>
          </table:table-cell>
          <table:table-cell office:value-type="float" office:value="53.75" table:style-name="ce1">
            <text:p>53.75</text:p>
          </table:table-cell>
          <table:table-cell office:value-type="float" office:value="43.62" table:style-name="ce1">
            <text:p>43.62</text:p>
          </table:table-cell>
          <table:table-cell office:value-type="string" table:style-name="ce1">
            <text:p>Moga</text:p>
          </table:table-cell>
          <table:table-cell office:value-type="string" table:style-name="ce1">
            <text:p>Punjab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32</text:p>
          </table:table-cell>
          <table:table-cell office:value-type="string" table:style-name="ce1">
            <text:p>The Rashtrasant Tukadoji Maharaj Nagpur University</text:p>
          </table:table-cell>
          <table:table-cell office:value-type="float" office:value="63.38" table:style-name="ce1">
            <text:p>63.38</text:p>
          </table:table-cell>
          <table:table-cell office:value-type="float" office:value="27.92" table:style-name="ce1">
            <text:p>27.92</text:p>
          </table:table-cell>
          <table:table-cell office:value-type="float" office:value="70.05" table:style-name="ce1">
            <text:p>70.05</text:p>
          </table:table-cell>
          <table:table-cell office:value-type="float" office:value="48.98" table:style-name="ce1">
            <text:p>48.98</text:p>
          </table:table-cell>
          <table:table-cell office:value-type="float" office:value="23.79" table:style-name="ce1">
            <text:p>23.79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450</text:p>
          </table:table-cell>
          <table:table-cell office:value-type="string" table:style-name="ce1">
            <text:p>AU College of Pharmaceutical Sciences <text:s/>Andhra University</text:p>
          </table:table-cell>
          <table:table-cell office:value-type="float" office:value="52.45" table:style-name="ce1">
            <text:p>52.45</text:p>
          </table:table-cell>
          <table:table-cell office:value-type="float" office:value="29.77" table:style-name="ce1">
            <text:p>29.77</text:p>
          </table:table-cell>
          <table:table-cell office:value-type="float" office:value="65.83" table:style-name="ce1">
            <text:p>65.83</text:p>
          </table:table-cell>
          <table:table-cell office:value-type="float" office:value="45.03" table:style-name="ce1">
            <text:p>45.03</text:p>
          </table:table-cell>
          <table:table-cell office:value-type="float" office:value="63.08" table:style-name="ce1">
            <text:p>63.08</text:p>
          </table:table-cell>
          <table:table-cell office:value-type="string" table:style-name="ce1">
            <text:p>Visakhapatnam</text:p>
          </table:table-cell>
          <table:table-cell office:value-type="string" table:style-name="ce1">
            <text:p>Andhra Pradesh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051</text:p>
          </table:table-cell>
          <table:table-cell office:value-type="string" table:style-name="ce1">
            <text:p>Dibrugarh University</text:p>
          </table:table-cell>
          <table:table-cell office:value-type="float" office:value="68.540000000000006" table:style-name="ce1">
            <text:p>68.54</text:p>
          </table:table-cell>
          <table:table-cell office:value-type="float" office:value="33.57" table:style-name="ce1">
            <text:p>33.57</text:p>
          </table:table-cell>
          <table:table-cell office:value-type="float" office:value="58.84" table:style-name="ce1">
            <text:p>58.84</text:p>
          </table:table-cell>
          <table:table-cell office:value-type="float" office:value="29.97" table:style-name="ce1">
            <text:p>29.97</text:p>
          </table:table-cell>
          <table:table-cell office:value-type="float" office:value="30.48" table:style-name="ce1">
            <text:p>30.48</text:p>
          </table:table-cell>
          <table:table-cell office:value-type="string" table:style-name="ce1">
            <text:p>Dibrugarh</text:p>
          </table:table-cell>
          <table:table-cell office:value-type="string" table:style-name="ce1">
            <text:p>Assam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280</text:p>
          </table:table-cell>
          <table:table-cell office:value-type="string" table:style-name="ce1">
            <text:p>Maharshi Dayanand University</text:p>
          </table:table-cell>
          <table:table-cell office:value-type="float" office:value="56.6" table:style-name="ce1">
            <text:p>56.6</text:p>
          </table:table-cell>
          <table:table-cell office:value-type="float" office:value="35.82" table:style-name="ce1">
            <text:p>35.82</text:p>
          </table:table-cell>
          <table:table-cell office:value-type="float" office:value="58.7" table:style-name="ce1">
            <text:p>58.7</text:p>
          </table:table-cell>
          <table:table-cell office:value-type="float" office:value="47.65" table:style-name="ce1">
            <text:p>47.65</text:p>
          </table:table-cell>
          <table:table-cell office:value-type="float" office:value="36.24" table:style-name="ce1">
            <text:p>36.24</text:p>
          </table:table-cell>
          <table:table-cell office:value-type="string" table:style-name="ce1">
            <text:p>Rohtak</text:p>
          </table:table-cell>
          <table:table-cell office:value-type="string" table:style-name="ce1">
            <text:p>Haryana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24505</text:p>
          </table:table-cell>
          <table:table-cell office:value-type="string" table:style-name="ce1">
            <text:p>KLE College of Pharmacy</text:p>
          </table:table-cell>
          <table:table-cell office:value-type="float" office:value="68.06" table:style-name="ce1">
            <text:p>68.06</text:p>
          </table:table-cell>
          <table:table-cell office:value-type="float" office:value="13.55" table:style-name="ce1">
            <text:p>13.55</text:p>
          </table:table-cell>
          <table:table-cell office:value-type="float" office:value="63.24" table:style-name="ce1">
            <text:p>63.24</text:p>
          </table:table-cell>
          <table:table-cell office:value-type="float" office:value="64.67" table:style-name="ce1">
            <text:p>64.67</text:p>
          </table:table-cell>
          <table:table-cell office:value-type="float" office:value="41.3" table:style-name="ce1">
            <text:p>41.3</text:p>
          </table:table-cell>
          <table:table-cell office:value-type="string" table:style-name="ce1">
            <text:p>Belgaum</text:p>
          </table:table-cell>
          <table:table-cell office:value-type="string" table:style-name="ce1">
            <text:p>Karnataka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373</text:p>
          </table:table-cell>
          <table:table-cell office:value-type="string" table:style-name="ce1">
            <text:p>Chitkara University</text:p>
          </table:table-cell>
          <table:table-cell office:value-type="float" office:value="62.88" table:style-name="ce1">
            <text:p>62.88</text:p>
          </table:table-cell>
          <table:table-cell office:value-type="float" office:value="18.18" table:style-name="ce1">
            <text:p>18.18</text:p>
          </table:table-cell>
          <table:table-cell office:value-type="float" office:value="64.92" table:style-name="ce1">
            <text:p>64.92</text:p>
          </table:table-cell>
          <table:table-cell office:value-type="float" office:value="61.89" table:style-name="ce1">
            <text:p>61.89</text:p>
          </table:table-cell>
          <table:table-cell office:value-type="float" office:value="38.85" table:style-name="ce1">
            <text:p>38.85</text:p>
          </table:table-cell>
          <table:table-cell office:value-type="string" table:style-name="ce1">
            <text:p>Rajpura</text:p>
          </table:table-cell>
          <table:table-cell office:value-type="string" table:style-name="ce1">
            <text:p>Punjab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190</text:p>
          </table:table-cell>
          <table:table-cell office:value-type="string" table:style-name="ce1">
            <text:p>Shoolini University of Biotechnology and Management Sciences</text:p>
          </table:table-cell>
          <table:table-cell office:value-type="float" office:value="61.66" table:style-name="ce1">
            <text:p>61.66</text:p>
          </table:table-cell>
          <table:table-cell office:value-type="float" office:value="29.75" table:style-name="ce1">
            <text:p>29.75</text:p>
          </table:table-cell>
          <table:table-cell office:value-type="float" office:value="66.239999999999995" table:style-name="ce1">
            <text:p>66.24</text:p>
          </table:table-cell>
          <table:table-cell office:value-type="float" office:value="50.11" table:style-name="ce1">
            <text:p>5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olan</text:p>
          </table:table-cell>
          <table:table-cell office:value-type="string" table:style-name="ce1">
            <text:p>Himachal Pradesh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4531</text:p>
          </table:table-cell>
          <table:table-cell office:value-type="string" table:style-name="ce1">
            <text:p>Y <text:s/>B <text:s/>Chavan College of Pharmacy</text:p>
          </table:table-cell>
          <table:table-cell office:value-type="float" office:value="61.95" table:style-name="ce1">
            <text:p>61.95</text:p>
          </table:table-cell>
          <table:table-cell office:value-type="float" office:value="18.71" table:style-name="ce1">
            <text:p>18.71</text:p>
          </table:table-cell>
          <table:table-cell office:value-type="float" office:value="55" table:style-name="ce1">
            <text:p>55</text:p>
          </table:table-cell>
          <table:table-cell office:value-type="float" office:value="55.61" table:style-name="ce1">
            <text:p>55.61</text:p>
          </table:table-cell>
          <table:table-cell office:value-type="float" office:value="43.62" table:style-name="ce1">
            <text:p>43.62</text:p>
          </table:table-cell>
          <table:table-cell office:value-type="string" table:style-name="ce1">
            <text:p>Aurangabad</text:p>
          </table:table-cell>
          <table:table-cell office:value-type="string" table:style-name="ce1">
            <text:p>Maharashtra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335</text:p>
          </table:table-cell>
          <table:table-cell office:value-type="string" table:style-name="ce1">
            <text:p>Padmashree Dr <text:s/>D <text:s/>Y <text:s/>Patil Institute of Pharmaceutical Sciences and Research</text:p>
          </table:table-cell>
          <table:table-cell office:value-type="float" office:value="67.23" table:style-name="ce1">
            <text:p>67.23</text:p>
          </table:table-cell>
          <table:table-cell office:value-type="float" office:value="7.42" table:style-name="ce1">
            <text:p>7.42</text:p>
          </table:table-cell>
          <table:table-cell office:value-type="float" office:value="63.01" table:style-name="ce1">
            <text:p>63.01</text:p>
          </table:table-cell>
          <table:table-cell office:value-type="float" office:value="53.2" table:style-name="ce1">
            <text:p>53.2</text:p>
          </table:table-cell>
          <table:table-cell office:value-type="float" office:value="45.82" table:style-name="ce1">
            <text:p>45.82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034</text:p>
          </table:table-cell>
          <table:table-cell office:value-type="string" table:style-name="ce1">
            <text:p>Sri Padmavathi Mahila Visva Vidyalayam</text:p>
          </table:table-cell>
          <table:table-cell office:value-type="float" office:value="64.33" table:style-name="ce1">
            <text:p>64.33</text:p>
          </table:table-cell>
          <table:table-cell office:value-type="float" office:value="19.2" table:style-name="ce1">
            <text:p>19.2</text:p>
          </table:table-cell>
          <table:table-cell office:value-type="float" office:value="61.05" table:style-name="ce1">
            <text:p>61.05</text:p>
          </table:table-cell>
          <table:table-cell office:value-type="float" office:value="52.52" table:style-name="ce1">
            <text:p>52.5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irupathi</text:p>
          </table:table-cell>
          <table:table-cell office:value-type="string" table:style-name="ce1">
            <text:p>Andhra Pradesh</text:p>
          </table:table-cell>
          <table:table-cell office:value-type="float" office:value="42" table:style-name="ce1">
            <text:p>4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491</text:p>
          </table:table-cell>
          <table:table-cell office:value-type="string" table:style-name="ce1">
            <text:p>Vels Institute of Science <text:s/>Technology <text:s text:c="2"/>Advanced Studies <text:s/>VISTAS</text:p>
          </table:table-cell>
          <table:table-cell office:value-type="float" office:value="63.09" table:style-name="ce1">
            <text:p>63.09</text:p>
          </table:table-cell>
          <table:table-cell office:value-type="float" office:value="37.93" table:style-name="ce1">
            <text:p>37.93</text:p>
          </table:table-cell>
          <table:table-cell office:value-type="float" office:value="45.4" table:style-name="ce1">
            <text:p>45.4</text:p>
          </table:table-cell>
          <table:table-cell office:value-type="float" office:value="49.6" table:style-name="ce1">
            <text:p>49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085</text:p>
          </table:table-cell>
          <table:table-cell office:value-type="string" table:style-name="ce1">
            <text:p>Guru Ghasidas Vishwavidyalaya</text:p>
          </table:table-cell>
          <table:table-cell office:value-type="float" office:value="70.73" table:style-name="ce1">
            <text:p>70.73</text:p>
          </table:table-cell>
          <table:table-cell office:value-type="float" office:value="32.840000000000003" table:style-name="ce1">
            <text:p>32.84</text:p>
          </table:table-cell>
          <table:table-cell office:value-type="float" office:value="46.52" table:style-name="ce1">
            <text:p>46.52</text:p>
          </table:table-cell>
          <table:table-cell office:value-type="float" office:value="37.950000000000003" table:style-name="ce1">
            <text:p>37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ilaspur</text:p>
          </table:table-cell>
          <table:table-cell office:value-type="string" table:style-name="ce1">
            <text:p>Chhattisgarh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409</text:p>
          </table:table-cell>
          <table:table-cell office:value-type="string" table:style-name="ce1">
            <text:p>L <text:s/>M <text:s/>College of Pharmacy</text:p>
          </table:table-cell>
          <table:table-cell office:value-type="float" office:value="67.11" table:style-name="ce1">
            <text:p>67.11</text:p>
          </table:table-cell>
          <table:table-cell office:value-type="float" office:value="7.91" table:style-name="ce1">
            <text:p>7.91</text:p>
          </table:table-cell>
          <table:table-cell office:value-type="float" office:value="52.61" table:style-name="ce1">
            <text:p>52.61</text:p>
          </table:table-cell>
          <table:table-cell office:value-type="float" office:value="52.29" table:style-name="ce1">
            <text:p>52.29</text:p>
          </table:table-cell>
          <table:table-cell office:value-type="float" office:value="58.61" table:style-name="ce1">
            <text:p>58.61</text:p>
          </table:table-cell>
          <table:table-cell office:value-type="string" table:style-name="ce1">
            <text:p>Ahmedabad</text:p>
          </table:table-cell>
          <table:table-cell office:value-type="string" table:style-name="ce1">
            <text:p>Gujarat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519</text:p>
          </table:table-cell>
          <table:table-cell office:value-type="string" table:style-name="ce1">
            <text:p>Integral University</text:p>
          </table:table-cell>
          <table:table-cell office:value-type="float" office:value="61.61" table:style-name="ce1">
            <text:p>61.61</text:p>
          </table:table-cell>
          <table:table-cell office:value-type="float" office:value="33.56" table:style-name="ce1">
            <text:p>33.56</text:p>
          </table:table-cell>
          <table:table-cell office:value-type="float" office:value="44.13" table:style-name="ce1">
            <text:p>44.13</text:p>
          </table:table-cell>
          <table:table-cell office:value-type="float" office:value="44.07" table:style-name="ce1">
            <text:p>44.0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0858</text:p>
          </table:table-cell>
          <table:table-cell office:value-type="string" table:style-name="ce1">
            <text:p>Goa College of Pharmacy</text:p>
          </table:table-cell>
          <table:table-cell office:value-type="float" office:value="67.069999999999993" table:style-name="ce1">
            <text:p>67.07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4.680000000000007" table:style-name="ce1">
            <text:p>64.68</text:p>
          </table:table-cell>
          <table:table-cell office:value-type="float" office:value="52.04" table:style-name="ce1">
            <text:p>52.04</text:p>
          </table:table-cell>
          <table:table-cell office:value-type="float" office:value="41.3" table:style-name="ce1">
            <text:p>41.3</text:p>
          </table:table-cell>
          <table:table-cell office:value-type="string" table:style-name="ce1">
            <text:p>Panaji</text:p>
          </table:table-cell>
          <table:table-cell office:value-type="string" table:style-name="ce1">
            <text:p>Goa</text:p>
          </table:table-cell>
          <table:table-cell office:value-type="float" office:value="47" table:style-name="ce1">
            <text:p>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18900</text:p>
          </table:table-cell>
          <table:table-cell office:value-type="string" table:style-name="ce1">
            <text:p>Smt <text:s/>Kishoritai Bhoyar College of Pharmacy</text:p>
          </table:table-cell>
          <table:table-cell office:value-type="float" office:value="65.28" table:style-name="ce1">
            <text:p>65.28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61.75" table:style-name="ce1">
            <text:p>61.75</text:p>
          </table:table-cell>
          <table:table-cell office:value-type="float" office:value="53.39" table:style-name="ce1">
            <text:p>53.39</text:p>
          </table:table-cell>
          <table:table-cell office:value-type="float" office:value="38.85" table:style-name="ce1">
            <text:p>38.85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Maharashtra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19322</text:p>
          </table:table-cell>
          <table:table-cell office:value-type="string" table:style-name="ce1">
            <text:p>N G S M Institute of Pharmaceutical Sciences</text:p>
          </table:table-cell>
          <table:table-cell office:value-type="float" office:value="67.959999999999994" table:style-name="ce1">
            <text:p>67.96</text:p>
          </table:table-cell>
          <table:table-cell office:value-type="float" office:value="9.1300000000000008" table:style-name="ce1">
            <text:p>9.13</text:p>
          </table:table-cell>
          <table:table-cell office:value-type="float" office:value="53.04" table:style-name="ce1">
            <text:p>53.04</text:p>
          </table:table-cell>
          <table:table-cell office:value-type="float" office:value="56.72" table:style-name="ce1">
            <text:p>56.72</text:p>
          </table:table-cell>
          <table:table-cell office:value-type="float" office:value="30.48" table:style-name="ce1">
            <text:p>30.48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256</text:p>
          </table:table-cell>
          <table:table-cell office:value-type="string" table:style-name="ce1">
            <text:p>Noida Institute of Engineering And Technology <text:s/>Pharmacy Institute</text:p>
          </table:table-cell>
          <table:table-cell office:value-type="float" office:value="60.62" table:style-name="ce1">
            <text:p>60.62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67.33" table:style-name="ce1">
            <text:p>67.33</text:p>
          </table:table-cell>
          <table:table-cell office:value-type="float" office:value="57.5" table:style-name="ce1">
            <text:p>57.5</text:p>
          </table:table-cell>
          <table:table-cell office:value-type="float" office:value="43.62" table:style-name="ce1">
            <text:p>43.62</text:p>
          </table:table-cell>
          <table:table-cell office:value-type="string" table:style-name="ce1">
            <text:p>Greater Noida</text:p>
          </table:table-cell>
          <table:table-cell office:value-type="string" table:style-name="ce1">
            <text:p>Uttar Pradesh</text:p>
          </table:table-cell>
          <table:table-cell office:value-type="float" office:value="49" table:style-name="ce1">
            <text:p>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45540</text:p>
          </table:table-cell>
          <table:table-cell office:value-type="string" table:style-name="ce1">
            <text:p>PSG College of Pharmacy</text:p>
          </table:table-cell>
          <table:table-cell office:value-type="float" office:value="57.47" table:style-name="ce1">
            <text:p>57.47</text:p>
          </table:table-cell>
          <table:table-cell office:value-type="float" office:value="10.5" table:style-name="ce1">
            <text:p>10.5</text:p>
          </table:table-cell>
          <table:table-cell office:value-type="float" office:value="59.59" table:style-name="ce1">
            <text:p>59.59</text:p>
          </table:table-cell>
          <table:table-cell office:value-type="float" office:value="53.19" table:style-name="ce1">
            <text:p>53.19</text:p>
          </table:table-cell>
          <table:table-cell office:value-type="float" office:value="45.82" table:style-name="ce1">
            <text:p>45.82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724</text:p>
          </table:table-cell>
          <table:table-cell office:value-type="string" table:style-name="ce1">
            <text:p>M <text:s/>S <text:s/>Ramaiah University of Applied Sciences</text:p>
          </table:table-cell>
          <table:table-cell office:value-type="float" office:value="64.83" table:style-name="ce1">
            <text:p>64.83</text:p>
          </table:table-cell>
          <table:table-cell office:value-type="float" office:value="13.29" table:style-name="ce1">
            <text:p>13.29</text:p>
          </table:table-cell>
          <table:table-cell office:value-type="float" office:value="39.61" table:style-name="ce1">
            <text:p>39.61</text:p>
          </table:table-cell>
          <table:table-cell office:value-type="float" office:value="60.23" table:style-name="ce1">
            <text:p>60.23</text:p>
          </table:table-cell>
          <table:table-cell office:value-type="float" office:value="43.62" table:style-name="ce1">
            <text:p>43.62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Karnataka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045</text:p>
          </table:table-cell>
          <table:table-cell office:value-type="string" table:style-name="ce1">
            <text:p>R <text:s/>C <text:s/>Patel Institute of Pharmaceutical Education <text:s text:c="2"/>Research</text:p>
          </table:table-cell>
          <table:table-cell office:value-type="float" office:value="63.92" table:style-name="ce1">
            <text:p>63.92</text:p>
          </table:table-cell>
          <table:table-cell office:value-type="float" office:value="14.81" table:style-name="ce1">
            <text:p>14.81</text:p>
          </table:table-cell>
          <table:table-cell office:value-type="float" office:value="56.7" table:style-name="ce1">
            <text:p>56.7</text:p>
          </table:table-cell>
          <table:table-cell office:value-type="float" office:value="48.64" table:style-name="ce1">
            <text:p>48.64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Shirpur</text:p>
          </table:table-cell>
          <table:table-cell office:value-type="string" table:style-name="ce1">
            <text:p>Maharashtra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9486</text:p>
          </table:table-cell>
          <table:table-cell office:value-type="string" table:style-name="ce1">
            <text:p>Chalapathi Institute of Pharmaceutical Sciences</text:p>
          </table:table-cell>
          <table:table-cell office:value-type="float" office:value="58.63" table:style-name="ce1">
            <text:p>58.63</text:p>
          </table:table-cell>
          <table:table-cell office:value-type="float" office:value="3.56" table:style-name="ce1">
            <text:p>3.56</text:p>
          </table:table-cell>
          <table:table-cell office:value-type="float" office:value="67.27" table:style-name="ce1">
            <text:p>67.27</text:p>
          </table:table-cell>
          <table:table-cell office:value-type="float" office:value="50.72" table:style-name="ce1">
            <text:p>50.72</text:p>
          </table:table-cell>
          <table:table-cell office:value-type="float" office:value="41.3" table:style-name="ce1">
            <text:p>41.3</text:p>
          </table:table-cell>
          <table:table-cell office:value-type="string" table:style-name="ce1">
            <text:p>Guntur</text:p>
          </table:table-cell>
          <table:table-cell office:value-type="string" table:style-name="ce1">
            <text:p>Andhra Pradesh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26907</text:p>
          </table:table-cell>
          <table:table-cell office:value-type="string" table:style-name="ce1">
            <text:p>Raghavendra Institute of Pharmaceuatical Education <text:s text:c="2"/>Research</text:p>
          </table:table-cell>
          <table:table-cell office:value-type="float" office:value="62.47" table:style-name="ce1">
            <text:p>62.47</text:p>
          </table:table-cell>
          <table:table-cell office:value-type="float" office:value="3.32" table:style-name="ce1">
            <text:p>3.32</text:p>
          </table:table-cell>
          <table:table-cell office:value-type="float" office:value="61.68" table:style-name="ce1">
            <text:p>61.68</text:p>
          </table:table-cell>
          <table:table-cell office:value-type="float" office:value="57.14" table:style-name="ce1">
            <text:p>57.14</text:p>
          </table:table-cell>
          <table:table-cell office:value-type="float" office:value="33.46" table:style-name="ce1">
            <text:p>33.46</text:p>
          </table:table-cell>
          <table:table-cell office:value-type="string" table:style-name="ce1">
            <text:p>Anantapur</text:p>
          </table:table-cell>
          <table:table-cell office:value-type="string" table:style-name="ce1">
            <text:p>Andhra Pradesh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536</text:p>
          </table:table-cell>
          <table:table-cell office:value-type="string" table:style-name="ce1">
            <text:p>Sam Higginbottom Institute of Agriculture <text:s/>Technology <text:s text:c="2"/>Sciences</text:p>
          </table:table-cell>
          <table:table-cell office:value-type="float" office:value="69.430000000000007" table:style-name="ce1">
            <text:p>69.43</text:p>
          </table:table-cell>
          <table:table-cell office:value-type="float" office:value="27.04" table:style-name="ce1">
            <text:p>27.04</text:p>
          </table:table-cell>
          <table:table-cell office:value-type="float" office:value="31.87" table:style-name="ce1">
            <text:p>31.87</text:p>
          </table:table-cell>
          <table:table-cell office:value-type="float" office:value="51.44" table:style-name="ce1">
            <text:p>51.44</text:p>
          </table:table-cell>
          <table:table-cell office:value-type="float" office:value="5.97" table:style-name="ce1">
            <text:p>5.97</text:p>
          </table:table-cell>
          <table:table-cell office:value-type="string" table:style-name="ce1">
            <text:p>Allahabad</text:p>
          </table:table-cell>
          <table:table-cell office:value-type="string" table:style-name="ce1">
            <text:p>Uttar Pradesh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243</text:p>
          </table:table-cell>
          <table:table-cell office:value-type="string" table:style-name="ce1">
            <text:p>College of Pharmacy <text:s/>Madras Medical College</text:p>
          </table:table-cell>
          <table:table-cell office:value-type="float" office:value="63.83" table:style-name="ce1">
            <text:p>63.83</text:p>
          </table:table-cell>
          <table:table-cell office:value-type="float" office:value="0.81" table:style-name="ce1">
            <text:p>0.81</text:p>
          </table:table-cell>
          <table:table-cell office:value-type="float" office:value="56.13" table:style-name="ce1">
            <text:p>56.13</text:p>
          </table:table-cell>
          <table:table-cell office:value-type="float" office:value="53.24" table:style-name="ce1">
            <text:p>53.24</text:p>
          </table:table-cell>
          <table:table-cell office:value-type="float" office:value="49.89" table:style-name="ce1">
            <text:p>49.89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3814</text:p>
          </table:table-cell>
          <table:table-cell office:value-type="string" table:style-name="ce1">
            <text:p>Bharati Vidyapeeth s College of Pharmacy</text:p>
          </table:table-cell>
          <table:table-cell office:value-type="float" office:value="64.11" table:style-name="ce1">
            <text:p>64.11</text:p>
          </table:table-cell>
          <table:table-cell office:value-type="float" office:value="10.93" table:style-name="ce1">
            <text:p>10.93</text:p>
          </table:table-cell>
          <table:table-cell office:value-type="float" office:value="45.05" table:style-name="ce1">
            <text:p>45.05</text:p>
          </table:table-cell>
          <table:table-cell office:value-type="float" office:value="52.27" table:style-name="ce1">
            <text:p>52.27</text:p>
          </table:table-cell>
          <table:table-cell office:value-type="float" office:value="38.85" table:style-name="ce1">
            <text:p>38.85</text:p>
          </table:table-cell>
          <table:table-cell office:value-type="string" table:style-name="ce1">
            <text:p>Navi Mumbai</text:p>
          </table:table-cell>
          <table:table-cell office:value-type="string" table:style-name="ce1">
            <text:p>Maharashtra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093</text:p>
          </table:table-cell>
          <table:table-cell office:value-type="string" table:style-name="ce1">
            <text:p>Pt <text:s/>Ravishankar Shukla University</text:p>
          </table:table-cell>
          <table:table-cell office:value-type="float" office:value="46.32" table:style-name="ce1">
            <text:p>46.32</text:p>
          </table:table-cell>
          <table:table-cell office:value-type="float" office:value="28.61" table:style-name="ce1">
            <text:p>28.61</text:p>
          </table:table-cell>
          <table:table-cell office:value-type="float" office:value="58.05" table:style-name="ce1">
            <text:p>58.05</text:p>
          </table:table-cell>
          <table:table-cell office:value-type="float" office:value="45.13" table:style-name="ce1">
            <text:p>45.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aipur</text:p>
          </table:table-cell>
          <table:table-cell office:value-type="string" table:style-name="ce1">
            <text:p>Chhattisgarh</text:p>
          </table:table-cell>
          <table:table-cell office:value-type="float" office:value="59" table:style-name="ce1">
            <text:p>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10250</text:p>
          </table:table-cell>
          <table:table-cell office:value-type="string" table:style-name="ce1">
            <text:p>Amar Shaheed Baba Ajit Singh Jujhar Singh Memorial College of Pharmacy</text:p>
          </table:table-cell>
          <table:table-cell office:value-type="float" office:value="59.8" table:style-name="ce1">
            <text:p>59.8</text:p>
          </table:table-cell>
          <table:table-cell office:value-type="float" office:value="5.95" table:style-name="ce1">
            <text:p>5.95</text:p>
          </table:table-cell>
          <table:table-cell office:value-type="float" office:value="57.8" table:style-name="ce1">
            <text:p>57.8</text:p>
          </table:table-cell>
          <table:table-cell office:value-type="float" office:value="64.33" table:style-name="ce1">
            <text:p>64.33</text:p>
          </table:table-cell>
          <table:table-cell office:value-type="float" office:value="27.27" table:style-name="ce1">
            <text:p>27.27</text:p>
          </table:table-cell>
          <table:table-cell office:value-type="string" table:style-name="ce1">
            <text:p>Bela</text:p>
          </table:table-cell>
          <table:table-cell office:value-type="string" table:style-name="ce1">
            <text:p>Punjab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6269</text:p>
          </table:table-cell>
          <table:table-cell office:value-type="string" table:style-name="ce1">
            <text:p>NSHM Knowledge Campus</text:p>
          </table:table-cell>
          <table:table-cell office:value-type="float" office:value="61.49" table:style-name="ce1">
            <text:p>61.49</text:p>
          </table:table-cell>
          <table:table-cell office:value-type="float" office:value="4.37" table:style-name="ce1">
            <text:p>4.37</text:p>
          </table:table-cell>
          <table:table-cell office:value-type="float" office:value="62.24" table:style-name="ce1">
            <text:p>62.24</text:p>
          </table:table-cell>
          <table:table-cell office:value-type="float" office:value="47.08" table:style-name="ce1">
            <text:p>47.08</text:p>
          </table:table-cell>
          <table:table-cell office:value-type="float" office:value="27.27" table:style-name="ce1">
            <text:p>27.27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11091</text:p>
          </table:table-cell>
          <table:table-cell office:value-type="string" table:style-name="ce1">
            <text:p>Bharati Vidyapeeth s College of Pharmacy</text:p>
          </table:table-cell>
          <table:table-cell office:value-type="float" office:value="54.41" table:style-name="ce1">
            <text:p>54.41</text:p>
          </table:table-cell>
          <table:table-cell office:value-type="float" office:value="9.56" table:style-name="ce1">
            <text:p>9.56</text:p>
          </table:table-cell>
          <table:table-cell office:value-type="float" office:value="58.14" table:style-name="ce1">
            <text:p>58.14</text:p>
          </table:table-cell>
          <table:table-cell office:value-type="float" office:value="41.94" table:style-name="ce1">
            <text:p>41.94</text:p>
          </table:table-cell>
          <table:table-cell office:value-type="float" office:value="45.82" table:style-name="ce1">
            <text:p>45.82</text:p>
          </table:table-cell>
          <table:table-cell office:value-type="string" table:style-name="ce1">
            <text:p>Kolhapur</text:p>
          </table:table-cell>
          <table:table-cell office:value-type="string" table:style-name="ce1">
            <text:p>Maharashtra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3553</text:p>
          </table:table-cell>
          <table:table-cell office:value-type="string" table:style-name="ce1">
            <text:p>Vivekanand Education Society s College of Pharmacy</text:p>
          </table:table-cell>
          <table:table-cell office:value-type="float" office:value="63.89" table:style-name="ce1">
            <text:p>63.89</text:p>
          </table:table-cell>
          <table:table-cell office:value-type="float" office:value="10.99" table:style-name="ce1">
            <text:p>10.99</text:p>
          </table:table-cell>
          <table:table-cell office:value-type="float" office:value="56.35" table:style-name="ce1">
            <text:p>56.35</text:p>
          </table:table-cell>
          <table:table-cell office:value-type="float" office:value="50.72" table:style-name="ce1">
            <text:p>50.72</text:p>
          </table:table-cell>
          <table:table-cell office:value-type="float" office:value="5.97" table:style-name="ce1">
            <text:p>5.97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63" table:style-name="ce1">
            <text:p>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289</text:p>
          </table:table-cell>
          <table:table-cell office:value-type="string" table:style-name="ce1">
            <text:p>Acharya Nagarjuna University College of Pharmaceutical Sciences</text:p>
          </table:table-cell>
          <table:table-cell office:value-type="float" office:value="52.07" table:style-name="ce1">
            <text:p>52.07</text:p>
          </table:table-cell>
          <table:table-cell office:value-type="float" office:value="10.7" table:style-name="ce1">
            <text:p>10.7</text:p>
          </table:table-cell>
          <table:table-cell office:value-type="float" office:value="63.41" table:style-name="ce1">
            <text:p>63.41</text:p>
          </table:table-cell>
          <table:table-cell office:value-type="float" office:value="44.91" table:style-name="ce1">
            <text:p>44.91</text:p>
          </table:table-cell>
          <table:table-cell office:value-type="float" office:value="27.27" table:style-name="ce1">
            <text:p>27.27</text:p>
          </table:table-cell>
          <table:table-cell office:value-type="string" table:style-name="ce1">
            <text:p>Guntur</text:p>
          </table:table-cell>
          <table:table-cell office:value-type="string" table:style-name="ce1">
            <text:p>Andhra Pradesh</text:p>
          </table:table-cell>
          <table:table-cell office:value-type="float" office:value="64" table:style-name="ce1">
            <text:p>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44200</text:p>
          </table:table-cell>
          <table:table-cell office:value-type="string" table:style-name="ce1">
            <text:p>C U Shah College of Pharmacy</text:p>
          </table:table-cell>
          <table:table-cell office:value-type="float" office:value="63.19" table:style-name="ce1">
            <text:p>63.19</text:p>
          </table:table-cell>
          <table:table-cell office:value-type="float" office:value="4.34" table:style-name="ce1">
            <text:p>4.34</text:p>
          </table:table-cell>
          <table:table-cell office:value-type="float" office:value="59.34" table:style-name="ce1">
            <text:p>59.34</text:p>
          </table:table-cell>
          <table:table-cell office:value-type="float" office:value="52.15" table:style-name="ce1">
            <text:p>52.15</text:p>
          </table:table-cell>
          <table:table-cell office:value-type="float" office:value="11.19" table:style-name="ce1">
            <text:p>11.19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I-1262</text:p>
          </table:table-cell>
          <table:table-cell office:value-type="string" table:style-name="ce1">
            <text:p>Sri Ramakrishna Institute of Paramedical Sciences</text:p>
          </table:table-cell>
          <table:table-cell office:value-type="float" office:value="65.5" table:style-name="ce1">
            <text:p>65.5</text:p>
          </table:table-cell>
          <table:table-cell office:value-type="float" office:value="0.18" table:style-name="ce1">
            <text:p>0.18</text:p>
          </table:table-cell>
          <table:table-cell office:value-type="float" office:value="44.39" table:style-name="ce1">
            <text:p>44.39</text:p>
          </table:table-cell>
          <table:table-cell office:value-type="float" office:value="44.12" table:style-name="ce1">
            <text:p>44.12</text:p>
          </table:table-cell>
          <table:table-cell office:value-type="float" office:value="51.78" table:style-name="ce1">
            <text:p>51.78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S-10906</text:p>
          </table:table-cell>
          <table:table-cell office:value-type="string" table:style-name="ce1">
            <text:p>Guru Nanak Institute of Pharmaceutical Science <text:s text:c="2"/>Technology</text:p>
          </table:table-cell>
          <table:table-cell office:value-type="float" office:value="62.96" table:style-name="ce1">
            <text:p>62.96</text:p>
          </table:table-cell>
          <table:table-cell office:value-type="float" office:value="2.95" table:style-name="ce1">
            <text:p>2.95</text:p>
          </table:table-cell>
          <table:table-cell office:value-type="float" office:value="59.31" table:style-name="ce1">
            <text:p>59.31</text:p>
          </table:table-cell>
          <table:table-cell office:value-type="float" office:value="46.89" table:style-name="ce1">
            <text:p>46.89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Kolkata</text:p>
          </table:table-cell>
          <table:table-cell office:value-type="string" table:style-name="ce1">
            <text:p>West Bengal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42167</text:p>
          </table:table-cell>
          <table:table-cell office:value-type="string" table:style-name="ce1">
            <text:p>P <text:s/>E <text:s/>Society s Modern College of Pharmacy</text:p>
          </table:table-cell>
          <table:table-cell office:value-type="float" office:value="67.489999999999995" table:style-name="ce1">
            <text:p>67.49</text:p>
          </table:table-cell>
          <table:table-cell office:value-type="float" office:value="1.35" table:style-name="ce1">
            <text:p>1.35</text:p>
          </table:table-cell>
          <table:table-cell office:value-type="float" office:value="51.43" table:style-name="ce1">
            <text:p>51.43</text:p>
          </table:table-cell>
          <table:table-cell office:value-type="float" office:value="53.3" table:style-name="ce1">
            <text:p>53.3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26904</text:p>
          </table:table-cell>
          <table:table-cell office:value-type="string" table:style-name="ce1">
            <text:p>Sri Venkateshwara College of Pharmacy</text:p>
          </table:table-cell>
          <table:table-cell office:value-type="float" office:value="64.489999999999995" table:style-name="ce1">
            <text:p>64.49</text:p>
          </table:table-cell>
          <table:table-cell office:value-type="float" office:value="1.59" table:style-name="ce1">
            <text:p>1.59</text:p>
          </table:table-cell>
          <table:table-cell office:value-type="float" office:value="56.86" table:style-name="ce1">
            <text:p>56.86</text:p>
          </table:table-cell>
          <table:table-cell office:value-type="float" office:value="59.21" table:style-name="ce1">
            <text:p>59.21</text:p>
          </table:table-cell>
          <table:table-cell office:value-type="float" office:value="5.97" table:style-name="ce1">
            <text:p>5.97</text:p>
          </table:table-cell>
          <table:table-cell office:value-type="string" table:style-name="ce1">
            <text:p>Chittoor</text:p>
          </table:table-cell>
          <table:table-cell office:value-type="string" table:style-name="ce1">
            <text:p>Andhra Pradesh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45528</text:p>
          </table:table-cell>
          <table:table-cell office:value-type="string" table:style-name="ce1">
            <text:p>KMCH College of Pharmacy</text:p>
          </table:table-cell>
          <table:table-cell office:value-type="float" office:value="57.42" table:style-name="ce1">
            <text:p>57.42</text:p>
          </table:table-cell>
          <table:table-cell office:value-type="float" office:value="3.19" table:style-name="ce1">
            <text:p>3.19</text:p>
          </table:table-cell>
          <table:table-cell office:value-type="float" office:value="51.62" table:style-name="ce1">
            <text:p>51.62</text:p>
          </table:table-cell>
          <table:table-cell office:value-type="float" office:value="58.36" table:style-name="ce1">
            <text:p>58.36</text:p>
          </table:table-cell>
          <table:table-cell office:value-type="float" office:value="33.46" table:style-name="ce1">
            <text:p>33.46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41951</text:p>
          </table:table-cell>
          <table:table-cell office:value-type="string" table:style-name="ce1">
            <text:p>Padamshree Dr <text:s/>D <text:s/>Y <text:s/>Patil College of Pharmacy</text:p>
          </table:table-cell>
          <table:table-cell office:value-type="float" office:value="60.1" table:style-name="ce1">
            <text:p>60.1</text:p>
          </table:table-cell>
          <table:table-cell office:value-type="float" office:value="1.52" table:style-name="ce1">
            <text:p>1.52</text:p>
          </table:table-cell>
          <table:table-cell office:value-type="float" office:value="60.56" table:style-name="ce1">
            <text:p>60.56</text:p>
          </table:table-cell>
          <table:table-cell office:value-type="float" office:value="53.1" table:style-name="ce1">
            <text:p>53.1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54626</text:p>
          </table:table-cell>
          <table:table-cell office:value-type="string" table:style-name="ce1">
            <text:p>Girijananda Chowdhury Institute of Pharmaceutical Science</text:p>
          </table:table-cell>
          <table:table-cell office:value-type="float" office:value="56.49" table:style-name="ce1">
            <text:p>56.49</text:p>
          </table:table-cell>
          <table:table-cell office:value-type="float" office:value="8.58" table:style-name="ce1">
            <text:p>8.58</text:p>
          </table:table-cell>
          <table:table-cell office:value-type="float" office:value="60.49" table:style-name="ce1">
            <text:p>60.49</text:p>
          </table:table-cell>
          <table:table-cell office:value-type="float" office:value="40.97" table:style-name="ce1">
            <text:p>40.97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Guwahati</text:p>
          </table:table-cell>
          <table:table-cell office:value-type="string" table:style-name="ce1">
            <text:p>Assam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C-33635</text:p>
          </table:table-cell>
          <table:table-cell office:value-type="string" table:style-name="ce1">
            <text:p>Principal K M <text:s/>Kundnani College of Pharmacy</text:p>
          </table:table-cell>
          <table:table-cell office:value-type="float" office:value="57.24" table:style-name="ce1">
            <text:p>57.24</text:p>
          </table:table-cell>
          <table:table-cell office:value-type="float" office:value="6.55" table:style-name="ce1">
            <text:p>6.55</text:p>
          </table:table-cell>
          <table:table-cell office:value-type="float" office:value="58.13" table:style-name="ce1">
            <text:p>58.13</text:p>
          </table:table-cell>
          <table:table-cell office:value-type="float" office:value="54.12" table:style-name="ce1">
            <text:p>54.12</text:p>
          </table:table-cell>
          <table:table-cell office:value-type="float" office:value="11.19" table:style-name="ce1">
            <text:p>11.19</text:p>
          </table:table-cell>
          <table:table-cell office:value-type="string" table:style-name="ce1">
            <text:p>Mumbai</text:p>
          </table:table-cell>
          <table:table-cell office:value-type="string" table:style-name="ce1">
            <text:p>Maharashtra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938</text:p>
          </table:table-cell>
          <table:table-cell office:value-type="string" table:style-name="ce1">
            <text:p>Dr <text:s/>Vishwanath Karad MIT World Peace University</text:p>
          </table:table-cell>
          <table:table-cell office:value-type="float" office:value="68.680000000000007" table:style-name="ce1">
            <text:p>68.68</text:p>
          </table:table-cell>
          <table:table-cell office:value-type="float" office:value="1.95" table:style-name="ce1">
            <text:p>1.95</text:p>
          </table:table-cell>
          <table:table-cell office:value-type="float" office:value="48.93" table:style-name="ce1">
            <text:p>48.93</text:p>
          </table:table-cell>
          <table:table-cell office:value-type="float" office:value="51.96" table:style-name="ce1">
            <text:p>51.96</text:p>
          </table:table-cell>
          <table:table-cell office:value-type="float" office:value="11.19" table:style-name="ce1">
            <text:p>11.19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73" table:style-name="ce1">
            <text:p>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P-U-0562</text:p>
          </table:table-cell>
          <table:table-cell office:value-type="string" table:style-name="ce1">
            <text:p>Kumaun University <text:s/>Nainital</text:p>
          </table:table-cell>
          <table:table-cell office:value-type="float" office:value="59.77" table:style-name="ce1">
            <text:p>59.77</text:p>
          </table:table-cell>
          <table:table-cell office:value-type="float" office:value="14.22" table:style-name="ce1">
            <text:p>14.22</text:p>
          </table:table-cell>
          <table:table-cell office:value-type="float" office:value="55.01" table:style-name="ce1">
            <text:p>55.01</text:p>
          </table:table-cell>
          <table:table-cell office:value-type="float" office:value="34.25" table:style-name="ce1">
            <text:p>34.25</text:p>
          </table:table-cell>
          <table:table-cell office:value-type="float" office:value="5.97" table:style-name="ce1">
            <text:p>5.97</text:p>
          </table:table-cell>
          <table:table-cell office:value-type="string" table:style-name="ce1">
            <text:p>Nainital</text:p>
          </table:table-cell>
          <table:table-cell office:value-type="string" table:style-name="ce1">
            <text:p>Uttarakhand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41:37Z</meta:creation-date>
    <dc:date>2022-03-09T16:41:37Z</dc:date>
  </office:meta>
</office:document-meta>
</file>